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06bc" officeooo:paragraph-rsid="00083c5e"/>
    </style:style>
    <style:style style:name="P2" style:family="paragraph" style:parent-style-name="Standard">
      <style:text-properties officeooo:rsid="000606bc" officeooo:paragraph-rsid="00250c6f"/>
    </style:style>
    <style:style style:name="P3" style:family="paragraph" style:parent-style-name="Standard">
      <style:paragraph-properties fo:text-align="center" style:justify-single-word="false"/>
      <style:text-properties officeooo:rsid="000606bc" officeooo:paragraph-rsid="00083c5e"/>
    </style:style>
    <style:style style:name="P4" style:family="paragraph" style:parent-style-name="Standard">
      <style:paragraph-properties fo:text-align="center" style:justify-single-word="false"/>
      <style:text-properties officeooo:rsid="000606bc" officeooo:paragraph-rsid="000606bc"/>
    </style:style>
    <style:style style:name="P5" style:family="paragraph" style:parent-style-name="Standard">
      <style:text-properties officeooo:rsid="000606bc" officeooo:paragraph-rsid="005aa75a"/>
    </style:style>
    <style:style style:name="P6" style:family="paragraph" style:parent-style-name="Standard">
      <style:text-properties officeooo:rsid="000606bc" officeooo:paragraph-rsid="005ece58"/>
    </style:style>
    <style:style style:name="P7" style:family="paragraph" style:parent-style-name="Standard">
      <style:text-properties officeooo:rsid="0007de94" officeooo:paragraph-rsid="00083c5e"/>
    </style:style>
    <style:style style:name="P8" style:family="paragraph" style:parent-style-name="Standard">
      <style:text-properties officeooo:rsid="0007de94" officeooo:paragraph-rsid="003c13fd"/>
    </style:style>
    <style:style style:name="P9" style:family="paragraph" style:parent-style-name="Standard">
      <style:text-properties officeooo:rsid="0007de94" officeooo:paragraph-rsid="00597d92"/>
    </style:style>
    <style:style style:name="P10" style:family="paragraph" style:parent-style-name="Standard">
      <style:text-properties officeooo:rsid="0007de94" officeooo:paragraph-rsid="006e87f4"/>
    </style:style>
    <style:style style:name="P11" style:family="paragraph" style:parent-style-name="Standard">
      <style:text-properties officeooo:rsid="00083c5e" officeooo:paragraph-rsid="00083c5e"/>
    </style:style>
    <style:style style:name="P12" style:family="paragraph" style:parent-style-name="Standard">
      <style:text-properties officeooo:rsid="00083c5e" officeooo:paragraph-rsid="002c1178"/>
    </style:style>
    <style:style style:name="P13" style:family="paragraph" style:parent-style-name="Standard">
      <style:text-properties officeooo:rsid="001a8e2a" officeooo:paragraph-rsid="001a8e2a"/>
    </style:style>
    <style:style style:name="P14" style:family="paragraph" style:parent-style-name="Standard">
      <style:text-properties officeooo:rsid="0008efad" officeooo:paragraph-rsid="0008efad"/>
    </style:style>
    <style:style style:name="P15" style:family="paragraph" style:parent-style-name="Standard">
      <style:text-properties officeooo:rsid="0008efad" officeooo:paragraph-rsid="00250c6f"/>
    </style:style>
    <style:style style:name="P16" style:family="paragraph" style:parent-style-name="Standard">
      <style:text-properties fo:font-style="normal" officeooo:rsid="000b272a" officeooo:paragraph-rsid="00083c5e" style:font-style-asian="normal" style:font-style-complex="normal"/>
    </style:style>
    <style:style style:name="P17" style:family="paragraph" style:parent-style-name="Standard">
      <style:text-properties fo:font-style="normal" officeooo:rsid="0008efad" officeooo:paragraph-rsid="00083c5e" style:font-style-asian="normal" style:font-style-complex="normal"/>
    </style:style>
    <style:style style:name="P18" style:family="paragraph" style:parent-style-name="Standard">
      <style:text-properties officeooo:rsid="002166da" officeooo:paragraph-rsid="002166da"/>
    </style:style>
    <style:style style:name="P19" style:family="paragraph" style:parent-style-name="Standard">
      <style:text-properties officeooo:rsid="000d0dce" officeooo:paragraph-rsid="002c5c98"/>
    </style:style>
    <style:style style:name="P20" style:family="paragraph" style:parent-style-name="Standard">
      <style:text-properties style:text-line-through-style="none" style:text-line-through-type="none" fo:font-weight="normal" officeooo:rsid="002f3512" officeooo:paragraph-rsid="0036428a" style:font-weight-asian="normal" style:font-weight-complex="normal"/>
    </style:style>
    <style:style style:name="P21" style:family="paragraph" style:parent-style-name="Standard">
      <style:text-properties style:text-line-through-style="none" style:text-line-through-type="none" fo:font-weight="bold" officeooo:rsid="002f3512" officeooo:paragraph-rsid="0036428a" style:font-weight-asian="bold" style:font-weight-complex="bold"/>
    </style:style>
    <style:style style:name="P22" style:family="paragraph" style:parent-style-name="Standard">
      <style:text-properties officeooo:rsid="0040eca7" officeooo:paragraph-rsid="0040eca7"/>
    </style:style>
    <style:style style:name="P23" style:family="paragraph" style:parent-style-name="Standard">
      <style:text-properties officeooo:rsid="004ff81c" officeooo:paragraph-rsid="004ff81c"/>
    </style:style>
    <style:style style:name="P24" style:family="paragraph" style:parent-style-name="Standard">
      <style:text-properties fo:font-size="13pt" officeooo:rsid="000606bc" officeooo:paragraph-rsid="000606bc" style:font-size-asian="13pt" style:font-size-complex="13pt"/>
    </style:style>
    <style:style style:name="P25" style:family="paragraph" style:parent-style-name="Standard">
      <style:text-properties fo:font-size="13pt" officeooo:rsid="000606bc" officeooo:paragraph-rsid="00597d92" style:font-size-asian="13pt" style:font-size-complex="13pt"/>
    </style:style>
    <style:style style:name="P26" style:family="paragraph" style:parent-style-name="Standard">
      <style:text-properties fo:font-size="13pt" officeooo:rsid="0007de94" officeooo:paragraph-rsid="0007de94" style:font-size-asian="13pt" style:font-size-complex="13pt"/>
    </style:style>
    <style:style style:name="P27" style:family="paragraph" style:parent-style-name="Standard">
      <style:text-properties fo:font-size="13pt" officeooo:rsid="0007de94" officeooo:paragraph-rsid="00597d92" style:font-size-asian="13pt" style:font-size-complex="13pt"/>
    </style:style>
    <style:style style:name="P28" style:family="paragraph" style:parent-style-name="Standard">
      <style:text-properties fo:font-size="13pt" officeooo:rsid="00083c5e" officeooo:paragraph-rsid="00083c5e" style:font-size-asian="13pt" style:font-size-complex="13pt"/>
    </style:style>
    <style:style style:name="P29" style:family="paragraph" style:parent-style-name="Standard">
      <style:text-properties fo:font-size="13pt" fo:font-style="italic" officeooo:rsid="000606bc" officeooo:paragraph-rsid="000606bc" style:font-size-asian="13pt" style:font-style-asian="italic" style:font-size-complex="13pt" style:font-style-complex="italic"/>
    </style:style>
    <style:style style:name="P30" style:family="paragraph" style:parent-style-name="Standard">
      <style:paragraph-properties fo:text-align="center" style:justify-single-word="false"/>
      <style:text-properties officeooo:rsid="006f64d5" officeooo:paragraph-rsid="006f64d5"/>
    </style:style>
    <style:style style:name="P31" style:family="paragraph" style:parent-style-name="Standard">
      <style:paragraph-properties fo:text-align="center" style:justify-single-word="false"/>
      <style:text-properties fo:font-weight="bold" officeooo:rsid="000606bc" officeooo:paragraph-rsid="00083c5e" style:font-weight-asian="bold" style:font-weight-complex="bold"/>
    </style:style>
    <style:style style:name="P32" style:family="paragraph" style:parent-style-name="Standard">
      <style:paragraph-properties fo:text-align="center" style:justify-single-word="false"/>
      <style:text-properties fo:font-weight="bold" officeooo:rsid="006f64d5" officeooo:paragraph-rsid="006f64d5" style:font-weight-asian="bold" style:font-weight-complex="bold"/>
    </style:style>
    <style:style style:name="P33" style:family="paragraph" style:parent-style-name="Standard">
      <style:paragraph-properties fo:text-align="center" style:justify-single-word="false"/>
      <style:text-properties fo:font-weight="bold" officeooo:rsid="0007de94" officeooo:paragraph-rsid="00083c5e" style:font-weight-asian="bold" style:font-weight-complex="bold"/>
    </style:style>
    <style:style style:name="P34" style:family="paragraph" style:parent-style-name="Standard">
      <style:paragraph-properties fo:text-align="center" style:justify-single-word="false"/>
      <style:text-properties fo:font-weight="bold" officeooo:rsid="00083c5e" officeooo:paragraph-rsid="00083c5e" style:font-weight-asian="bold" style:font-weight-complex="bold"/>
    </style:style>
    <style:style style:name="P35" style:family="paragraph" style:parent-style-name="Standard">
      <style:text-properties officeooo:rsid="00597d92" officeooo:paragraph-rsid="00597d92"/>
    </style:style>
    <style:style style:name="P36" style:family="paragraph" style:parent-style-name="Standard">
      <style:paragraph-properties fo:text-align="center" style:justify-single-word="false"/>
      <style:text-properties officeooo:rsid="00728fde" officeooo:paragraph-rsid="00728fde"/>
    </style:style>
    <style:style style:name="P37" style:family="paragraph" style:parent-style-name="Standard">
      <style:text-properties officeooo:rsid="0007de94" officeooo:paragraph-rsid="0075590c"/>
    </style:style>
    <style:style style:name="T1" style:family="text">
      <style:text-properties style:text-position="super 58%"/>
    </style:style>
    <style:style style:name="T2" style:family="text">
      <style:text-properties officeooo:rsid="0007de94"/>
    </style:style>
    <style:style style:name="T3" style:family="text">
      <style:text-properties officeooo:rsid="00083c5e"/>
    </style:style>
    <style:style style:name="T4" style:family="text">
      <style:text-properties officeooo:rsid="0008e2dc"/>
    </style:style>
    <style:style style:name="T5" style:family="text">
      <style:text-properties officeooo:rsid="0008efad"/>
    </style:style>
    <style:style style:name="T6" style:family="text">
      <style:text-properties fo:font-style="italic" style:font-style-asian="italic" style:font-style-complex="italic"/>
    </style:style>
    <style:style style:name="T7" style:family="text">
      <style:text-properties fo:font-style="italic" officeooo:rsid="0008efad" style:font-style-asian="italic" style:font-style-complex="italic"/>
    </style:style>
    <style:style style:name="T8" style:family="text">
      <style:text-properties fo:font-style="italic" officeooo:rsid="000b272a" style:font-style-asian="italic" style:font-style-complex="italic"/>
    </style:style>
    <style:style style:name="T9" style:family="text">
      <style:text-properties fo:font-style="italic" officeooo:rsid="000d0dce" style:font-style-asian="italic" style:font-style-complex="italic"/>
    </style:style>
    <style:style style:name="T10" style:family="text">
      <style:text-properties fo:font-style="italic" officeooo:rsid="000f6cc1" style:font-style-asian="italic" style:font-style-complex="italic"/>
    </style:style>
    <style:style style:name="T11" style:family="text">
      <style:text-properties fo:font-style="italic" officeooo:rsid="003a2230" style:font-style-asian="italic" style:font-style-complex="italic"/>
    </style:style>
    <style:style style:name="T12" style:family="text">
      <style:text-properties fo:font-style="italic" officeooo:rsid="00597d92" style:font-style-asian="italic" style:font-style-complex="italic"/>
    </style:style>
    <style:style style:name="T13" style:family="text">
      <style:text-properties fo:font-style="italic" officeooo:rsid="0007de94" style:font-style-asian="italic" style:font-style-complex="italic"/>
    </style:style>
    <style:style style:name="T14" style:family="text">
      <style:text-properties fo:font-style="italic" officeooo:rsid="00083c5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0d0dce" style:font-style-asian="italic" style:font-weight-asian="bold" style:font-style-complex="italic" style:font-weight-complex="bold"/>
    </style:style>
    <style:style style:name="T17" style:family="text">
      <style:text-properties fo:font-style="normal" officeooo:rsid="0008efad" style:font-style-asian="normal" style:font-style-complex="normal"/>
    </style:style>
    <style:style style:name="T18" style:family="text">
      <style:text-properties fo:font-style="normal" officeooo:rsid="000b272a" style:font-style-asian="normal" style:font-style-complex="normal"/>
    </style:style>
    <style:style style:name="T19" style:family="text">
      <style:text-properties fo:font-style="normal" officeooo:rsid="000d0dce" style:font-style-asian="normal" style:font-style-complex="normal"/>
    </style:style>
    <style:style style:name="T20" style:family="text">
      <style:text-properties fo:font-style="normal" officeooo:rsid="001451bc" style:font-style-asian="normal" style:font-style-complex="normal"/>
    </style:style>
    <style:style style:name="T21" style:family="text">
      <style:text-properties fo:font-style="normal" officeooo:rsid="001a8e2a" style:font-style-asian="normal" style:font-style-complex="normal"/>
    </style:style>
    <style:style style:name="T22" style:family="text">
      <style:text-properties fo:font-style="normal" officeooo:rsid="00348894" style:font-style-asian="normal" style:font-style-complex="normal"/>
    </style:style>
    <style:style style:name="T23" style:family="text">
      <style:text-properties fo:font-style="normal" officeooo:rsid="0036428a" style:font-style-asian="normal" style:font-style-complex="normal"/>
    </style:style>
    <style:style style:name="T24" style:family="text">
      <style:text-properties fo:font-style="normal" officeooo:rsid="0037d4ad" style:font-style-asian="normal" style:font-style-complex="normal"/>
    </style:style>
    <style:style style:name="T25" style:family="text">
      <style:text-properties fo:font-style="normal" officeooo:rsid="00384e2a" style:font-style-asian="normal" style:font-style-complex="normal"/>
    </style:style>
    <style:style style:name="T26" style:family="text">
      <style:text-properties fo:font-style="normal" officeooo:rsid="003a2230" style:font-style-asian="normal" style:font-style-complex="normal"/>
    </style:style>
    <style:style style:name="T27" style:family="text">
      <style:text-properties fo:font-style="normal" officeooo:rsid="003be66f" style:font-style-asian="normal" style:font-style-complex="normal"/>
    </style:style>
    <style:style style:name="T28" style:family="text">
      <style:text-properties fo:font-style="normal" officeooo:rsid="003c1497" style:font-style-asian="normal" style:font-style-complex="normal"/>
    </style:style>
    <style:style style:name="T29" style:family="text">
      <style:text-properties fo:font-style="normal" officeooo:rsid="004ac7c2" style:font-style-asian="normal" style:font-style-complex="normal"/>
    </style:style>
    <style:style style:name="T30" style:family="text">
      <style:text-properties fo:font-style="normal" officeooo:rsid="004cba67" style:font-style-asian="normal" style:font-style-complex="normal"/>
    </style:style>
    <style:style style:name="T31" style:family="text">
      <style:text-properties fo:font-style="normal" officeooo:rsid="004e8cd7" style:font-style-asian="normal" style:font-style-complex="normal"/>
    </style:style>
    <style:style style:name="T32" style:family="text">
      <style:text-properties fo:font-style="normal" officeooo:rsid="005de84e" style:font-style-asian="normal" style:font-style-complex="normal"/>
    </style:style>
    <style:style style:name="T33" style:family="text">
      <style:text-properties fo:font-style="normal" officeooo:rsid="005ece58" style:font-style-asian="normal" style:font-style-complex="normal"/>
    </style:style>
    <style:style style:name="T34" style:family="text">
      <style:text-properties fo:font-style="normal" officeooo:rsid="005ff301" style:font-style-asian="normal" style:font-style-complex="normal"/>
    </style:style>
    <style:style style:name="T35" style:family="text">
      <style:text-properties fo:font-style="normal" officeooo:rsid="0060035b" style:font-style-asian="normal" style:font-style-complex="normal"/>
    </style:style>
    <style:style style:name="T36" style:family="text">
      <style:text-properties fo:font-style="normal" officeooo:rsid="0061ae1e" style:font-style-asian="normal" style:font-style-complex="normal"/>
    </style:style>
    <style:style style:name="T37" style:family="text">
      <style:text-properties fo:font-style="normal" officeooo:rsid="0062cf2a" style:font-style-asian="normal" style:font-style-complex="normal"/>
    </style:style>
    <style:style style:name="T38" style:family="text">
      <style:text-properties fo:font-style="normal" officeooo:rsid="0069b566" style:font-style-asian="normal" style:font-style-complex="normal"/>
    </style:style>
    <style:style style:name="T39" style:family="text">
      <style:text-properties fo:font-style="normal" officeooo:rsid="0073694b" style:font-style-asian="normal" style:font-style-complex="normal"/>
    </style:style>
    <style:style style:name="T40" style:family="text">
      <style:text-properties fo:font-style="normal" officeooo:rsid="0075590c"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09b479"/>
    </style:style>
    <style:style style:name="T43" style:family="text">
      <style:text-properties officeooo:rsid="000b272a"/>
    </style:style>
    <style:style style:name="T44" style:family="text">
      <style:text-properties officeooo:rsid="000d0dce"/>
    </style:style>
    <style:style style:name="T45" style:family="text">
      <style:text-properties officeooo:rsid="000df2c1"/>
    </style:style>
    <style:style style:name="T46" style:family="text">
      <style:text-properties officeooo:rsid="000f6cc1"/>
    </style:style>
    <style:style style:name="T47" style:family="text">
      <style:text-properties officeooo:rsid="00178cb1"/>
    </style:style>
    <style:style style:name="T48" style:family="text">
      <style:text-properties officeooo:rsid="0021ffc9"/>
    </style:style>
    <style:style style:name="T49" style:family="text">
      <style:text-properties officeooo:rsid="0023235f"/>
    </style:style>
    <style:style style:name="T50" style:family="text">
      <style:text-properties officeooo:rsid="00245a06"/>
    </style:style>
    <style:style style:name="T51" style:family="text">
      <style:text-properties officeooo:rsid="00250c6f"/>
    </style:style>
    <style:style style:name="T52" style:family="text">
      <style:text-properties officeooo:rsid="002fe3bf"/>
    </style:style>
    <style:style style:name="T53" style:family="text">
      <style:text-properties officeooo:rsid="00322e3a"/>
    </style:style>
    <style:style style:name="T54" style:family="text">
      <style:text-properties officeooo:rsid="0033328e"/>
    </style:style>
    <style:style style:name="T55" style:family="text">
      <style:text-properties officeooo:rsid="0036428a"/>
    </style:style>
    <style:style style:name="T56" style:family="text">
      <style:text-properties fo:font-weight="normal" style:font-weight-asian="normal" style:font-weight-complex="normal"/>
    </style:style>
    <style:style style:name="T57" style:family="text">
      <style:text-properties fo:font-weight="normal" officeooo:rsid="002c9e63" style:font-weight-asian="normal" style:font-weight-complex="normal"/>
    </style:style>
    <style:style style:name="T58" style:family="text">
      <style:text-properties fo:font-weight="normal" officeooo:rsid="0036428a" style:font-weight-asian="normal" style:font-weight-complex="normal"/>
    </style:style>
    <style:style style:name="T59" style:family="text">
      <style:text-properties officeooo:rsid="00384e2a"/>
    </style:style>
    <style:style style:name="T60" style:family="text">
      <style:text-properties officeooo:rsid="003a2230"/>
    </style:style>
    <style:style style:name="T61" style:family="text">
      <style:text-properties officeooo:rsid="003c13fd"/>
    </style:style>
    <style:style style:name="T62" style:family="text">
      <style:text-properties officeooo:rsid="003ccf4d"/>
    </style:style>
    <style:style style:name="T63" style:family="text">
      <style:text-properties officeooo:rsid="003f01ca"/>
    </style:style>
    <style:style style:name="T64" style:family="text">
      <style:text-properties officeooo:rsid="0040eca7"/>
    </style:style>
    <style:style style:name="T65" style:family="text">
      <style:text-properties officeooo:rsid="00421164"/>
    </style:style>
    <style:style style:name="T66" style:family="text">
      <style:text-properties officeooo:rsid="004321f0"/>
    </style:style>
    <style:style style:name="T67" style:family="text">
      <style:text-properties officeooo:rsid="004403b4"/>
    </style:style>
    <style:style style:name="T68" style:family="text">
      <style:text-properties officeooo:rsid="00551cba"/>
    </style:style>
    <style:style style:name="T69" style:family="text">
      <style:text-properties officeooo:rsid="0056762a"/>
    </style:style>
    <style:style style:name="T70" style:family="text">
      <style:text-properties officeooo:rsid="00597d92"/>
    </style:style>
    <style:style style:name="T71" style:family="text">
      <style:text-properties officeooo:rsid="005aa75a"/>
    </style:style>
    <style:style style:name="T72" style:family="text">
      <style:text-properties fo:font-weight="bold" style:font-weight-asian="bold" style:font-weight-complex="bold"/>
    </style:style>
    <style:style style:name="T73" style:family="text">
      <style:text-properties fo:font-weight="bold" officeooo:rsid="00317c34" style:font-weight-asian="bold" style:font-weight-complex="bold"/>
    </style:style>
    <style:style style:name="T74" style:family="text">
      <style:text-properties fo:font-weight="bold" officeooo:rsid="000d0dce" style:font-weight-asian="bold" style:font-weight-complex="bold"/>
    </style:style>
    <style:style style:name="T75" style:family="text">
      <style:text-properties officeooo:rsid="005de84e"/>
    </style:style>
    <style:style style:name="T76" style:family="text">
      <style:text-properties officeooo:rsid="0073694b"/>
    </style:style>
    <style:style style:name="T77" style:family="text">
      <style:text-properties officeooo:rsid="0073f7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nd</text:span> Half Story<text:span text:style-name="T2">line</text:span></text:p>
      <text:p text:style-name="P36"/>
      <text:p text:style-name="P24"/>
      <text:p text:style-name="P24">I. The Treasure Hunters <text:span text:style-name="T69">(Oakes &amp; co.)</text:span></text:p>
      <text:p text:style-name="P29"><text:tab/><text:span text:style-name="T70">Thieves' Prison</text:span></text:p>
      <text:p text:style-name="P24">II. <text:span text:style-name="T47">Rescue villagers from being assaulted</text:span></text:p>
      <text:p text:style-name="P24"><text:tab/><text:span text:style-name="T47">Lulu #1</text:span></text:p>
      <text:p text:style-name="P24">III. Rolan joins the rebels</text:p>
      <text:p text:style-name="P24">IV. The 4 Trials</text:p>
      <text:p text:style-name="P24"><text:tab/><text:span text:style-name="T47">Meet Rolan's mom</text:span></text:p>
      <text:p text:style-name="P24"><text:tab/><text:span text:style-name="T50">Get the Pure Crystal</text:span></text:p>
      <text:p text:style-name="P24"><text:tab/><text:span text:style-name="T12">College of the Spire Laboratory (optional)</text:span></text:p>
      <text:p text:style-name="P24">V. Return to the Rebels</text:p>
      <text:p text:style-name="P24">VI. <text:span text:style-name="T2">Quest for the 5 Generals names/ Beerstadt</text:span></text:p>
      <text:p text:style-name="P25">VII. <text:span text:style-name="T6">Lu</text:span><text:span text:style-name="T13">cius's Castle</text:span></text:p>
      <text:p text:style-name="P25"><text:span text:style-name="T13"><text:tab/></text:span><text:span text:style-name="T2">Lulu #2 (imprisoned in the castle...briefly)</text:span></text:p>
      <text:p text:style-name="P26">VIII. Fight the 5 Generals</text:p>
      <text:p text:style-name="P26"><text:span text:style-name="T70">IX</text:span>. Return to rebel base</text:p>
      <text:p text:style-name="P27"><text:tab/>Lulu #3 (returned amulet)</text:p>
      <text:p text:style-name="P27"><text:tab/>introduce Emil</text:p>
      <text:p text:style-name="P26">X. Final freedom: incite rebellion, visit peasants, soldiers, and aristocrats</text:p>
      <text:p text:style-name="P26"><text:tab/><text:span text:style-name="T50">While talking to Emil, you ask him about the Pure Crystal</text:span></text:p>
      <text:p text:style-name="P26"><text:tab/><text:span text:style-name="T12">Grotto of Plenty</text:span></text:p>
      <text:p text:style-name="P26">X<text:span text:style-name="T70">I</text:span>. <text:span text:style-name="T6">Nightmare Dungeon</text:span></text:p>
      <text:p text:style-name="P26">X<text:span text:style-name="T70">I</text:span>I. Battle with Aksel &amp; his men</text:p>
      <text:p text:style-name="P26">XI<text:span text:style-name="T70">I</text:span>I. <text:span text:style-name="T14">The Monolith</text:span></text:p>
      <text:p text:style-name="P28">XI<text:span text:style-name="T70">V</text:span>. Prologue: Lulu &amp; Rolan's mother</text:p>
      <text:p text:style-name="P11"/>
      <text:p text:style-name="P18"><text:span text:style-name="T48"><text:tab/>Ke</text:span>ep storyline focus by focusing only on characters in scene (the east is only funny when Beerstadt is there; otherwhise, it is pretty serious). Discuss Lulu only when she is present/an important topic; otherwise, Rolan is foc<text:span text:style-name="T53">use</text:span>d only on the quest. <text:span text:style-name="T49">Focus on developing relationships with other characters (mother, the 4 generals, Emil, Aksel, Oakes). </text:span></text:p>
      <text:p text:style-name="P11"/>
      <text:p text:style-name="P3">I. <text:span text:style-name="T72">The Treasure Hunters, </text:span><text:span text:style-name="T73">Oakes &amp; company</text:span></text:p>
      <text:p text:style-name="P30"><text:span text:style-name="T73">W</text:span><text:span text:style-name="T72">andering, Meet Oakes &amp; Co., </text:span><text:span text:style-name="T15">Thieves' Prison, </text:span><text:span text:style-name="T41">Snooping in the West</text:span></text:p>
      <text:p text:style-name="P1"><text:tab/><text:span text:style-name="T63">Mood: normal, easing up on the dramatic tension, adventure</text:span></text:p>
      <text:p text:style-name="P5"><text:tab/><text:span text:style-name="T71">Start with very brief montage cataloging what Rolan is up to. He's in a bar. The bartender asks what he's up to; they clearly know each other. Rolan says he won't be back for a while. He goes to a store, buys supplies and leaves town. He wanders through a mountain range/rural area, sets up camp and sleeps. In the morning, he moves again. As he travels through the desert, he is attacked by a band of thieves. He is very outnumbered. It doesn't look good.</text:span></text:p>
      <text:p text:style-name="P5"><text:span text:style-name="T71"><text:tab/>As he is fighting them off, in jumps a nimble, charming female rogue and her three friends. After scaring off the thieves, the woman explains that she, Oakes, and her friends are treasure hunters. As they explain, they are all parents. Their kids are grown up, and they have nothing to do. They wanted to help those in need. It started small, but quickly became a full-time gig (especially since they are now wanted in a number of towns). They tell Rolan he “looks like he needs some friends.” Rolan is a little put-off by their friendliness. He explains that he has been wandering, doing odd jobs and </text:span><text:soft-page-break/><text:span text:style-name="T71">hunting, and has no need for friends. They explain that their next adventure is to free prisoners trapped in a desert prison. Rolan is curious about the loot and information they may uncover; Oakes also guilt trips him, in true motherly-fashion.</text:span></text:p>
      <text:p text:style-name="P12"><text:tab/><text:span text:style-name="T65">T</text:span>hey head off to the Thieves' Dungeon to free its prisoners, and find some loot. One of the prisoners shares some <text:span text:style-name="T66">strange</text:span> information with you: you look just like someone they met at the spire. <text:span text:style-name="T76">You are initially stand-offish, but grow to enjoy the band of rogues.</text:span> Next, you go to the west <text:span text:style-name="T76">to check on the city since Malekev's disappearance.</text:span> <text:span text:style-name="T54">Oakes &amp; co.</text:span> say that there is corruption <text:span text:style-name="T65">in the city</text:span>, and you have to go snooping through the judges' offices to find proof. <text:span text:style-name="T66">You avoid anything that reminds you of Lulu like the plague. In the middle of your snooping</text:span>, you get word that a small village to the east is under attack. You immediately leave together, <text:span text:style-name="T76">but will return later to finish this storyline (alone).</text:span></text:p>
      <text:p text:style-name="P1"/>
      <text:p text:style-name="P23"><text:span text:style-name="T6">Oakes &amp; co.:</text:span><text:span text:style-name="T3"> Oakes is an older woman who has seen her share of life. She has a high moral code, and little fear for danger. She is almost maternal, but behaves often like an adrenaline junkie teenager. She is quick and wily. </text:span>Her crew is a rag-tag team of <text:span text:style-name="T76">semi</text:span>-professionals. <text:span text:style-name="T68">Holly was a jewel thief before becoming a mother. Elm was a scientist and father of three. Aunt Lou was a cold blooded mercenary, with one eye, who talks very graphically about her past. She is kind of unnerving. Oakes was a simple farmgirl. When her children were growing up, she found that the aristocrats/rulers were always exploiting them and taking their money. She decided to turn it around and single-handedly fight back. She picked up friends along the way. We don't really hear their stories, but their experiences come out as they are adventuring. They travel from village to village, picking up information. When they hear rumors of corruption, they go straight to it. They free prisoners, steal from the rich, expose lawbreakers, blackmail politicians, you name it. They take their work seriously, but not themselves. They take breaks when they feel like it, and generally do what they want. Sort of chaotic good.</text:span></text:p>
      <text:p text:style-name="P23"/>
      <text:p text:style-name="P31">II. Lulu <text:span text:style-name="T2">#1, burning down villages</text:span></text:p>
      <text:p text:style-name="P32">Run to protect village under attack, see Lulu, Boss fight!</text:p>
      <text:p text:style-name="P1"><text:tab/><text:span text:style-name="T63">Mood: action/tension to drama</text:span></text:p>
      <text:p text:style-name="P1"><text:tab/><text:span text:style-name="T54">You find a village under attack—much like yours was at the beginning of this story. You run through, trying to help people and eventually make your way to the soldiers. Lulu is at the helm. You call after her, but she ignores you and leaves you to one of her captains. This is very brief. She is only there for a moment before exiting.</text:span></text:p>
      <text:p text:style-name="P1"/>
      <text:p text:style-name="P31">III. Rolan joins the rebels</text:p>
      <text:p text:style-name="P32">Meet the rebels, go to Rebel Hideout, plan to leave for The Spire</text:p>
      <text:p text:style-name="P1"><text:tab/><text:span text:style-name="T63">Mood: normal, story-driven, positive</text:span></text:p>
      <text:p text:style-name="P1"><text:tab/><text:span text:style-name="T4">After you defeat the boss, the rebels show up. They say Lulu and the DL's army have been attacking villages, looking for information. After being ignored by Lulu, and seeing what she's done, you are absolutely fuming and ready to take up your quest. The rebels convince you, and your friends, to join them and fight the dark lord. It doesn't take a lot of convincing.</text:span></text:p>
      <text:p text:style-name="P14"><text:tab/>After exploring the rebel base, you are called to a meeting with the leaders. They don't know what to do next. Their best men are looking for information on the DL's secret base, his top generals and confidants. Rolan says that he would like to examine the Spire and ask <text:span text:style-name="T67">the sages</text:span> for information. The rebels agree this is a good idea and send you on your way.</text:p>
      <text:p text:style-name="P1"/>
      <text:p text:style-name="P31">IV. The 4 Trials</text:p>
      <text:p text:style-name="P32">Explore the Spire, Meet the Head Sage, 4 Trials, Get PC, meet your mom</text:p>
      <text:p text:style-name="P1"><text:tab/><text:span text:style-name="T63">Mood: self-reflective, high tension action</text:span></text:p>
      <text:p text:style-name="P6"><text:tab/><text:span text:style-name="T5">You explore the Spire's city, and eventually make your way to the People's Temple (the divider between the normal people and where the sages live and study). Here, an old lady takes a liking to you </text:span><text:soft-page-break/><text:span text:style-name="T5">and gives you little tasks around the temple. After you complete them, she says she wants you to see the Sages and lets you pass freely to the upper part of the spire. As you explore, an old woman keeps popping up. She runs away if you approach her. In a certain place, she will approach you and apologize for giving you the fake crystal—which is a surprise to you. It's fake? You explain that you aren't really upset, as your plans were hijacked. You also feel very off-put because they gave you a fake crystal. You are interested in the PC, but not in the same way as before. Your mother drops hints that she knows you, and takes you to the temple of the Head Sage. You are surprised to find this weird old lady is, in fact, the head sage, AND your mother. After your father died, she was called to become a sage of the spire. She wanted to make the world a safer place, one where your father wouldn't have died. You respond very negatively. She officially invites you to attempt the four trials. This is a rarely given opportunity, and you are entreated not to squander it. You accept and leave angry.</text:span></text:p>
      <text:p text:style-name="P1"><text:tab/><text:span text:style-name="T51">The PC (“pure crystal”) is stored deep inside the Spire's light (meaning, inside the Earth). The sages knew the PC would be needed one day to free the matron, though they do not have any details. The Sage of the Matron guards the PC. To access the 4 trials, you must go through the light and teleport to the specific arenas.</text:span></text:p>
      <text:p text:style-name="P2"><text:tab/><text:span text:style-name="T51">When you complete the trials and reach the Sage of the Matron, she exists in a small world. There is only the sage, the PC, the door back to the Spiral, and a handful of other jewels. She awards you the PC and sends you on your way.</text:span></text:p>
      <text:p text:style-name="P15"><text:tab/>Your mother tells you what she knows about the DL: that his hideout is near his goal, and that legend says the monolith is hidden behind a great forest (or wherever it is hidden). You do not forgive your mother, and leave.</text:p>
      <text:p text:style-name="P1"/>
      <text:p text:style-name="P31">V. Return to the Rebels</text:p>
      <text:p text:style-name="P32">Share info with Rebels, receive quest for 5 Generals</text:p>
      <text:p text:style-name="P1"><text:tab/><text:span text:style-name="T64">Mood: story-driven, normal, narrative, some uncertainty</text:span></text:p>
      <text:p text:style-name="P1"><text:tab/><text:span text:style-name="T5">You take the crystal and go to the rebel base. You tell them what you learned, but don't mention the crystal. You are still a little skeptical of the whole endeavor. They are grateful, and give you your next quest:</text:span></text:p>
      <text:p text:style-name="P1"/>
      <text:p text:style-name="P31">VI. <text:span text:style-name="T2">Quest for the 5 Generals names/ Beerstadt</text:span></text:p>
      <text:p text:style-name="P32">Explore East, Meet Beerstadt, Snoop to find 4 Generals, Bargain with Beerstadt (the DL's underpants for the generals' names)</text:p>
      <text:p text:style-name="P1"><text:tab/><text:span text:style-name="T64">Mood: action and adventure</text:span></text:p>
      <text:p text:style-name="P1"><text:tab/><text:span text:style-name="T5">Upon arriving in the East, you feel very </text:span><text:span text:style-name="T7">very </text:span><text:span text:style-name="T17">awkward. You </text:span><text:span text:style-name="T32">look around the arts districts and nice parts of town—to your surprise, the people here say the military types hang out in the party district. You </text:span><text:span text:style-name="T17">start hanging around the bars, clubs, and novelty shops looking for info. There are a number of little mini-games to try to look less foreign. After you drink The Bonger, Beerstadt shows up. You ask him about the city and where the cool people go. Beerstadt is </text:span><text:span text:style-name="T7">way </text:span><text:span text:style-name="T17">exited to have a pet to show around town. He </text:span><text:span text:style-name="T21">takes you to his favorite bar.</text:span><text:span text:style-name="T17"> Inside, Beerstadt gets distracted by fans and you can explore. You ask the bartender </text:span><text:span text:style-name="T21">about the generals</text:span><text:span text:style-name="T17">, but he gets very defensive. </text:span><text:span text:style-name="T22">He accidentally spills that the generals may frequent the bar, </text:span><text:span text:style-name="T23">prompting you to snoop around</text:span><text:span text:style-name="T17">. You find a scribbled doodle of two generals highfiving, with a name attached </text:span><text:span text:style-name="T21">(later, it will be incredibly obvious that Beerstadt drew this)</text:span><text:span text:style-name="T17">. Beerstadt has forgotten you. You find the person who fits the name </text:span><text:span text:style-name="T21">on the doodle</text:span><text:span text:style-name="T17"> and stalk them </text:span><text:span text:style-name="T22">back to their home</text:span><text:span text:style-name="T17">. </text:span><text:span text:style-name="T23">On the way back, another drunkard joins him, saying they need to “talk business.”</text:span><text:span text:style-name="T17"> </text:span><text:span text:style-name="T29">They go to a large house in the “nice” part of town. Here you find a safe with treasure and orders from the DL. You discover one more name from these orders. After you explore, you can eavesdrop. The two generals will discuss another general; they say he is boring, obnoxious, and a total party pooper.</text:span><text:span text:style-name="T21"> <text:s/></text:span><text:span text:style-name="T29">They </text:span><text:span text:style-name="T32">also</text:span><text:span text:style-name="T29"> say he is probably still at the bar. Once you return to the bar, you examine the patrons. There is a tall, grumpy man telling everyone to be quiet and stop being so drunk. You know you have found him.</text:span><text:span text:style-name="T21"> </text:span><text:soft-page-break/><text:span text:style-name="T21">Beerstadt approaches</text:span><text:span text:style-name="T30"> </text:span><text:span text:style-name="T32">you</text:span><text:span text:style-name="T21"> and says he's happy you are making friends. </text:span><text:span text:style-name="T17">You decide to ask Beerstadt </text:span><text:span text:style-name="T21">for help</text:span><text:span text:style-name="T17">. He is WAY too drunk and just keeps talking about Lucius's castle and how much he'd like to break in there. He knows there are enemies of the city locked up there, and it would be SO COOL to raid Lucius's stuff. </text:span><text:span text:style-name="T31">You make a deal to exchange the DL's underpants for information (or “friendship”).</text:span></text:p>
      <text:p text:style-name="P17"/>
      <text:p text:style-name="P21"><text:span text:style-name="T57">B</text:span><text:span text:style-name="T56">eerstadt: </text:span><text:span text:style-name="T58">a </text:span><text:span text:style-name="T56">bro</text:span></text:p>
      <text:p text:style-name="P20">Rube: <text:span text:style-name="T55">a </text:span>red neck <text:span text:style-name="T55">who is really gung-ho about the DL</text:span></text:p>
      <text:p text:style-name="P20"><text:span text:style-name="T55">Colonel</text:span>: <text:span text:style-name="T55">an </text:span>experienced, older gentleman <text:span text:style-name="T75">who</text:span> smokes like a chimney</text:p>
      <text:p text:style-name="P20"><text:span text:style-name="T75">Big Floyd</text:span>: Hates alcohol, hates drunk people, hates disorderly conduct, <text:span text:style-name="T75">enjoys chastising people</text:span></text:p>
      <text:p text:style-name="P20"><text:span text:style-name="T20">Buck: </text:span><text:span text:style-name="T23">an </text:span><text:span text:style-name="T20">incredibly awkward kid with the best training money can buy</text:span></text:p>
      <text:p text:style-name="P1"/>
      <text:p text:style-name="P31">VII. Lu<text:span text:style-name="T2">cius's Castle, Lulu #2</text:span></text:p>
      <text:p text:style-name="P32">Enter castle, free Sprout, caught by Lulu, Lulu discards the amulet, rescued by Sprout, escape</text:p>
      <text:p text:style-name="P22"><text:tab/>Mood: adventure, to aggressive</text:p>
      <text:p text:style-name="P1"><text:tab/><text:span text:style-name="T42">You sneak into the castle and maneuver the halls, eventually finding and releasing Sprout from the east dungeon. You hear a sound and you split up. Just before you can escape, Lulu catches you, and knocks you out. You wake up in the west dungeon. Lulu taunts and insults you as a prisoner—not as her friend. It is very jarring, and you have to accept that she doesn't see you as a person. She <text:s/>is really vicious and eventually leaves you to stew, tossing aside the amulet from Lulu's Dungeon as she leaves. After she is gone, Sprout frees you and you escape together. </text:span></text:p>
      <text:p text:style-name="P1"><text:tab/><text:span text:style-name="T42">Lulu may notice (after seeing Sprout's empty cell, or hearing you leave) and send a boss after you. Once free, Sprout says he will go back home and seek you out later to give you a “reward.”</text:span></text:p>
      <text:p text:style-name="P1"/>
      <text:p text:style-name="P33">VIII. Fight the 5 Generals</text:p>
      <text:p text:style-name="P32">Give Beerstadt the underpants, argue with Beerstadt, “butt slapping”, Battle the 4 Generals, Emotional drunk conversation</text:p>
      <text:p text:style-name="P7"><text:tab/><text:span text:style-name="T64">Mood: action! Fun! To extremely emotional (though still pretty entertaining) </text:span></text:p>
      <text:p text:style-name="P7"><text:tab/><text:span text:style-name="T42">Back in town, you find Beerstadt, who has just woken up from a power nap. You share your panty-raid results with him (preferably Lucius's underpants). Beerstadt </text:span><text:span text:style-name="T8">loses </text:span><text:span text:style-name="T18">it and says he is your new best friend, but he can't talk about the generals. You</text:span><text:span text:style-name="T24">'re</text:span><text:span text:style-name="T18"> still a total foreigner. You get in a bit of a fight, and he finally agrees to teach you how to be a “local.” He tells you to slap the waitress's butt. You refuse, </text:span><text:span text:style-name="T39">and</text:span><text:span text:style-name="T18"> argue BIG TIME. </text:span><text:span text:style-name="T40">You clearly are still hung up on something, and he misinterprets it as being snobbish</text:span><text:span text:style-name="T18">. He leaves you and goes to mingle. If you talk to him, he just insists that you are too foreign. You are given the option to slap any girl's butt; </text:span><text:span text:style-name="T33">however, everytime you try, Rolan will start arguing with himself</text:span><text:span text:style-name="T18">. A</text:span><text:span text:style-name="T33">fter a couple tries, Rolan will finally do it.</text:span><text:span text:style-name="T18"> Beerstadt will come running over and high five you. Everyone cheers and gives you a drink </text:span><text:span text:style-name="T25">(the general party-atmosphere is important for the ending of the scene)</text:span><text:span text:style-name="T18">. Finally, Beerstadt spills the beans, at the top of his lungs, </text:span><text:span text:style-name="T25">yelling</text:span><text:span text:style-name="T18"> “I'M A GENERAL, WOOO BRO!” Everyone cheers; except the bartender, who says that Rolan has been asking questions.</text:span></text:p>
      <text:p text:style-name="P16"><text:tab/>The <text:span text:style-name="T59">remaining</text:span> generals pop out and you battle. <text:span text:style-name="T59">Beerstadt comes to your aid.</text:span></text:p>
      <text:p text:style-name="P7"><text:span text:style-name="T18"><text:tab/>After the battle, everyone will cheer and go back to normal. Beerstadt tells you he is really drunk and needs your help. You are not able to leave him. You have a drink, get very drunk, and have a stupid drunk emotional conversation </text:span><text:span text:style-name="T34">about Lulu</text:span><text:span text:style-name="T18">. </text:span><text:span text:style-name="T37">You become certain that you hate Lulu. She not only betrayed you, but she's become the villain.</text:span><text:span text:style-name="T18"> Beerstadt tells you about his best friend, Emil, and how you are gonna meet him </text:span><text:span text:style-name="T21">soon</text:span><text:span text:style-name="T18">. You </text:span><text:span text:style-name="T34">decide to walk home, but</text:span><text:span text:style-name="T18"> </text:span><text:span text:style-name="T34">every step you take</text:span><text:span text:style-name="T18"> the screen gets </text:span><text:span text:style-name="T35">progressively</text:span><text:span text:style-name="T18"> darker until you pass out.</text:span></text:p>
      <text:p text:style-name="P7"/>
      <text:p text:style-name="P33"><text:span text:style-name="T70">I</text:span>X. Return to rebel base</text:p>
      <text:p text:style-name="P32">Meet Emil, receive key from Sprout, return to rebels, learn about Emil and Aksel</text:p>
      <text:p text:style-name="P35"><text:soft-page-break/><text:tab/></text:p>
      <text:p text:style-name="P9"><text:tab/><text:span text:style-name="T64">Mood: introspective, narrative</text:span></text:p>
      <text:p text:style-name="P9"><text:tab/><text:span text:style-name="T43">Waking up, you ponder the amulet that Lulu returned to you. You almost throw it out, but hold on to it. Emil is there. </text:span><text:span text:style-name="T26">You are </text:span><text:span text:style-name="T38">immediately</text:span><text:span text:style-name="T26"> fond of the guy, and a little jealous of their friendship—</text:span><text:span text:style-name="T38">they're such happy bros</text:span><text:span text:style-name="T26">. </text:span><text:span text:style-name="T19">Together, you go to the rebel base. </text:span><text:span text:style-name="T21">Sprout intercepts you and gives you </text:span><text:span text:style-name="T36">a</text:span><text:span text:style-name="T21"> key to the </text:span><text:span text:style-name="T36">Monolith that he stole from the DL.</text:span><text:span text:style-name="T21"> He asks if he can join you. </text:span></text:p>
      <text:p text:style-name="P7"><text:tab/><text:span text:style-name="T44">The rebels agree to make use of Emil, Beerstadt, and Sprout, and give you your final assignment. At camp, you have a long conversation with Emil about his past. He does not give away his identity, but tells you part of his history. You recognize the similarities between him and Aksel. The same charming demeanor with the black/white attitude.</text:span></text:p>
      <text:p text:style-name="P7"/>
      <text:p text:style-name="P33">X. Final freedom / <text:span text:style-name="T52">I</text:span>ncite rebellion</text:p>
      <text:p text:style-name="P32">Learn some politics, Free prisoners in Lurn, Grotto of Plenty, Expose the judges in the west, protect Northern villages from attacks, Lulu hallucination</text:p>
      <text:p text:style-name="P7"><text:tab/><text:span text:style-name="T64">Mood: pure adventure</text:span></text:p>
      <text:p text:style-name="P10"><text:tab/><text:span text:style-name="T44">You must (alone, or with Beer and Emil) travel to certain areas to garner more troops and support. If you are able to travel together, you will continue to learn more about Emil's past and the political state of the world. The quest goes to a whole new, intellectual level: the way the DL used his money and affluence; they way leaders turn a blind eye in order to remain in power. Aksel is described to you in better detail. His aims are explained, and he is humanized. This is the last chance to see the world, and explain the characters, politics, and moral of the story.</text:span></text:p>
      <text:p text:style-name="P37"><text:span text:style-name="T44"><text:tab/></text:span><text:span text:style-name="T40">Your goal is to cause unrest, and mess with the DL's plans. You are instructed to leave the East for a while—people are on the lookout for you. You need to get support elsewhere, first.</text:span><text:span text:style-name="T74"> </text:span><text:span text:style-name="T16">In the South,</text:span><text:span text:style-name="T44"> you complete the Grotto of Plenty.</text:span><text:span text:style-name="T9"> </text:span><text:span text:style-name="T16">In the West</text:span><text:span text:style-name="T44">, you continue on the quest started by Oakes &amp; co. Since Malekev's fall, the judges have taken over (claiming ignorance over Malekev's existence). You help a small democratic party by gathering evidence of the judges interactions with Malekev. The people of the West pledge support to you and send backup to accompany you to the East. </text:span><text:span text:style-name="T16">In the East</text:span><text:span text:style-name="T44">, the people are very tense. Those that would like to kill you are dissuaded by the western military with you. You free political prisoners that were held by the DL in a prison camp. You take them to a big Town Meeting in Lurn, and show everyone that the DL has been capturing dissenters (including locals). You are advised to take them to the Arts District, where the artists and hippies immediately join your cause and promise to parade around the others Eastern districts to garner more help. <text:s/>Messengers are sent to the DL telling him of the unrest and rebellion. You are almost ready to head back to the rebel base, when you hear there are deadly attacks occurring in the North. You can't stop yourself; you have to help them. </text:span><text:span text:style-name="T9">I</text:span><text:span text:style-name="T16">n the North</text:span><text:span text:style-name="T74">,</text:span><text:span text:style-name="T44"> you travel to small villages that are under attack from the DL (You can split up into parties to make this go faster. Rolan would need only go to one village). In these villages, Rolan fights off the DL's army and talks to the village leader, who will then pledge allegiance. He half-hallucinates seeing Lulu, and completely loses his temper. It is a little unnerving. We wonder how stable Rolan is.</text:span></text:p>
      <text:p text:style-name="P19"><text:tab/>You enjoy your final freedoms <text:span text:style-name="T60">(exploring, doing side-quests, etc) </text:span>and return to the base when finished. You prepare to leave for the final battle. However, things have been getting weird for Rolan. He will zone out, get easily confused, and has a battle deciding whether to leave the amulet or keep it in his pocket. <text:span text:style-name="T62">In the rebel camp, you can talk to Emil, and ask him about the Pure Crystal. He will explain legend says the crystals are charged with energy according to the first time they were used. The Pure Crystal, however, was never used; therefore, it could theoretically do almost anything. </text:span></text:p>
      <text:p text:style-name="P7"><text:tab/><text:span text:style-name="T45">You may run into Aksel's men along the way, as they wander, but no sign of Aksel—or perhaps you can seek him out for some extra experience and treasure fun.</text:span></text:p>
      <text:p text:style-name="P13"/>
      <text:p text:style-name="P33">X<text:span text:style-name="T70">I</text:span>. Nightmare Dungeon</text:p>
      <text:p text:style-name="P32">Total breakdown, waking up</text:p>
      <text:p text:style-name="P7"><text:soft-page-break/><text:tab/><text:span text:style-name="T64">Mood: eerie, thematic</text:span></text:p>
      <text:p text:style-name="P7"><text:tab/><text:span text:style-name="T44">The night before you ship out, you wake up. You can't go back to sleep, so you go for a walk. Everything is dark, and you must follow the small path through the fog toward a large, sterile building. You go through the dungeon, and wake up back in your bed.</text:span></text:p>
      <text:p text:style-name="P7"/>
      <text:p text:style-name="P33">X<text:span text:style-name="T70">I</text:span>I. Battle with Aksel &amp; his men</text:p>
      <text:p text:style-name="P32">Leave for Monolith, meet mother, open the barrier, fight Aksel, forgive mother, enter Monolith</text:p>
      <text:p text:style-name="P7"><text:tab/><text:span text:style-name="T64">Mood: rising tension, emotional</text:span></text:p>
      <text:p text:style-name="P8"><text:tab/><text:span text:style-name="T77">Your mother and the sages approach you and state that they are here to help. There was no reason to remain at the Spire; if you lost, today, there would be no more spire to guard. She </text:span><text:span text:style-name="T11">could </text:span><text:span text:style-name="T26">take you to your father's gravestone as you pass your hometown. </text:span><text:span text:style-name="T27">She asks you about Lulu. You try to end the conversation, but she has some insight, and clearly knows something Rolan does not. </text:span><text:span text:style-name="T28">She implies that something happened between them (a little foreshadowing for the end)</text:span><text:span text:style-name="T27">. </text:span><text:span text:style-name="T45">You head for the monolith. The Monolith is protected with a barrier; in order to get rid of it, the sages need to do 10 chants. As you begin, Aksel ambushes you with his men. You must defend thechanting sages as 10 waves of soldiers attacks. After 10, Aksel makes his way to the front and you fight for the last time. Emil kills (or almost kills) him. Your mother explains that the Monolith is enchanted to be inaccessible by humans, unless they continue to lift the barrier with their chanting. If they stop, Rolan will be trapped inside, and possibly die. Emil and the others agree to defend the sages while Rolan finishes the job with the PC. </text:span></text:p>
      <text:p text:style-name="P7"/>
      <text:p text:style-name="P33">X<text:span text:style-name="T70">I</text:span>II. <text:span text:style-name="T3">The Monolith (dungeon)</text:span></text:p>
      <text:p text:style-name="P32">Get to Lulu, battle, sacrifice, fight the DL, kill the Outsider</text:p>
      <text:p text:style-name="P7"><text:tab/><text:span text:style-name="T64">Mood: adventure to driven, stressful, emotional</text:span></text:p>
      <text:p text:style-name="P7"><text:tab/><text:span text:style-name="T61">Rolan prepares to face the DL. Of course, he has to get through the huge dungeon to get there. At the end, he finds himself face-to-face with Lulu and the DL. The DL reminds Lulu to “do as they discussed” (so her use of the Faustian scrolls falls on his shoulders). Lulu steps in your way, trying to egg you on and get you to battle her. You completely lose your temper; throw the amulet in her face, and tell her she's become a monster. This is her last chance before you do what has to be done. You fight; You sacrifice yourself to save her; she argues with her father. She tries to fight him, but he sacrifices himself for The Outsider before you are successful. The Monolith melts away (because the monolith is a dungeon that traps the two gods inside, I assume it needs to disappear in order for them to be freed) The Outsider and Matron appear. You square off against the Outsider. The land you stand on is exactly where the Monolith once stood; however, it is now an island surrounded by deep cliffs (stopping anyone from helping her). Once the Outsider hits a certain HP, the Matron tells you she is there to help. You must channel her energy to defeat The Outsider.</text:span></text:p>
      <text:p text:style-name="P7"/>
      <text:p text:style-name="P34">XI<text:span text:style-name="T70">V</text:span>. Prologue: Lulu &amp; Rolan's mother</text:p>
      <text:p text:style-name="P32">Break a pot and have some tea</text:p>
      <text:p text:style-name="P11"><text:tab/><text:span text:style-name="T64">Mood: normal, peaceful</text:span></text:p>
      <text:p text:style-name="P11"><text:tab/><text:span text:style-name="T46">Lulu walks around the People's Temple in the Spire, in </text:span><text:span text:style-name="T10">military</text:span><text:span text:style-name="T46"> uniform. She is helping the same old lady in the People's Temple. Rolan's mother walks in and asks Lulu if she needs any help. Lulu vehemently declines, and then knocks over a pot. Rolan's mother tells Lulu she needs to be more careful these days. She calls in one of Lulu's soldiers from outside and tells them to clean up the temple. She ends with “come on, you two. I've prepared some tea.” Lulu, embarrassed, barks order at her soldier and then follows Rolan's mother out of the ro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3:31:14.618000000</meta:creation-date>
    <dc:date>2015-04-13T14:54:50.398000000</dc:date>
    <meta:editing-duration>PT7H50M2S</meta:editing-duration>
    <meta:editing-cycles>106</meta:editing-cycles>
    <meta:generator>LibreOffice/4.2.7.2$Windows_x86 LibreOffice_project/933c0aa564ec4f8883ed5732c866db48dca4dac5</meta:generator>
    <meta:document-statistic meta:table-count="0" meta:image-count="0" meta:object-count="0" meta:page-count="6" meta:paragraph-count="102" meta:word-count="3840" meta:character-count="21422" meta:non-whitespace-character-count="17628"/>
  </office:meta>
</office:document-meta>
</file>